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83.06" calcext:value-type="float">
            <text:p>1783.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4243.73" calcext:value-type="float">
            <text:p>-4243.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SUM([.B1:.B3])" office:value-type="float" office:value="-2460.67" calcext:value-type="float">
            <text:p>-2460.67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1-04-08" calcext:value-type="date">
            <text:p>2011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18])" office:value-type="float" office:value="196.3" calcext:value-type="float">
            <text:p>196.3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2:.C29])" office:value-type="float" office:value="1285.84" calcext:value-type="float">
            <text:p>1285.84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3:.C37])" office:value-type="float" office:value="214.39" calcext:value-type="float">
            <text:p>214.39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C40:.C44])" office:value-type="float" office:value="62.92" calcext:value-type="float">
            <text:p>62.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18-06-13" calcext:value-type="date">
            <text:p>2018-06-1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9])" office:value-type="float" office:value="1418.28" calcext:value-type="float">
            <text:p>1418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61])" office:value-type="float" office:value="3177.73" calcext:value-type="float">
            <text:p>3177.73</text:p>
          </table:table-cell>
          <table:table-cell table:formula="of:=SUM([.D1:.D61])" office:value-type="float" office:value="3177.73" calcext:value-type="float">
            <text:p>3177.73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66:.C74])" office:value-type="float" office:value="-724.52" calcext:value-type="float">
            <text:p>-724.52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62];[.D75])" office:value-type="float" office:value="2453.21" calcext:value-type="float">
            <text:p>2453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00-00-00</text:date>, <text:time style:data-style-name="N2" text:time-value="22:17:34.639164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8T22:28:12.201453709</dc:date>
    <meta:editing-duration>P1DT8H3M19S</meta:editing-duration>
    <meta:editing-cycles>159</meta:editing-cycles>
    <meta:generator>LibreOffice/5.1.6.2$Linux_X86_64 LibreOffice_project/10m0$Build-2</meta:generator>
    <meta:document-statistic meta:table-count="4" meta:cell-count="529" meta:object-count="0"/>
  </office:meta>
</office:document-meta>
</file>